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Elfes Noir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Elfes Noirs'.K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)" table:allow-empty-cell="false" table:display-list="unsorted" table:base-cell-address="'Elfes Noirs'.K5">
          <table:error-message table:message-type="stop" table:display="true"/>
        </table:content-validation>
        <table:content-validation table:name="val5" table:condition="of:cell-content-is-in-list(&quot;0&quot;;&quot;1&quot;;&quot;2&quot;;&quot;&quot;)" table:allow-empty-cell="false" table:display-list="unsorted" table:base-cell-address="'Elfes Noirs'.K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Elfes Noirs'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'Elfes Noirs'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&quot;)" table:allow-empty-cell="true" table:display-list="unsorted" table:base-cell-address="'Elfes Sylvains'.K3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Elfes Noirs'.K7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false" table:display-list="unsorted" table:base-cell-address="'Elfes Sylvains'.K5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;&quot;&quot;)" table:allow-empty-cell="false" table:display-list="unsorted" table:base-cell-address="'Elfes Noirs'.K8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)" table:allow-empty-cell="true" table:display-list="unsorted" table:base-cell-address="'Hauts Elfes'.K3">
          <table:error-message table:message-type="stop" table:display="true"/>
        </table:content-validation>
        <table:content-validation table:name="val14" table:condition="of:cell-content-is-in-list(&quot;0&quot;;&quot;1&quot;;&quot;2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15" table:condition="of:cell-content-is-in-list(&quot;0&quot;;&quot;1&quot;;&quot;&quot;)" table:allow-empty-cell="false" table:display-list="unsorted" table:base-cell-address="'Hauts Elfes'.K5">
          <table:error-message table:message-type="stop" table:display="true"/>
        </table:content-validation>
      </table:content-validations>
      <table:table table:name="Elfes Noir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élestag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Assassin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rsuite, Poignard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itch</text:p>
          </table:table-cell>
          <table:table-cell office:value-type="float" office:value="111000" calcext:value-type="float">
            <text:p>111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énésie, Esquive, Rétablisseme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</table:table-row>
      </table:table>
      <table:table table:name="Elfes Sylv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, Spri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ardancers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Esquive, Sau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Treeman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Châtaigne, Stabilité, Bras Musclé, Prendre raci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3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4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9:37:49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3-07T09:54:26.681000000</dc:date>
    <dc:creator>Stéphane Kmieciak</dc:creator>
    <meta:editing-duration>PT12H57M52S</meta:editing-duration>
    <meta:editing-cycles>21</meta:editing-cycles>
    <meta:generator>LibreOffice/5.1.1.3$Windows_X86_64 LibreOffice_project/89f508ef3ecebd2cfb8e1def0f0ba9a803b88a6d</meta:generator>
    <meta:document-statistic meta:table-count="7" meta:cell-count="667" meta:object-count="0"/>
  </office:meta>
</office:document-meta>
</file>